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aussianRandomTim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ussianRandomTim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ussianRandomTimerGui.error( Exception e , JComponent thro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ussianRandomTim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aussianRandomTim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ussianRandomTimerGui.modifyTestElement( TestElement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ussianRandomTimerGui.GaussianRandomTim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ussianRandomTim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